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b007" officeooo:paragraph-rsid="001db007"/>
    </style:style>
    <style:style style:name="P2" style:family="paragraph" style:parent-style-name="Standard">
      <style:paragraph-properties fo:text-align="start" style:justify-single-word="false"/>
      <style:text-properties officeooo:rsid="001db007" officeooo:paragraph-rsid="001db007"/>
    </style:style>
    <style:style style:name="P3" style:family="paragraph" style:parent-style-name="Standard">
      <style:paragraph-properties fo:text-align="start" style:justify-single-word="false"/>
      <style:text-properties officeooo:rsid="00214367" officeooo:paragraph-rsid="00214367"/>
    </style:style>
    <style:style style:name="T1" style:family="text">
      <style:text-properties officeooo:rsid="001e5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per Læssø Sørensen</text:p>
      <text:p text:style-name="P1">Møllegårdsvej 10- 12</text:p>
      <text:p text:style-name="P1">Bramdrupdam</text:p>
      <text:p text:style-name="P1">Denmarmk</text:p>
      <text:p text:style-name="P1"/>
      <text:p text:style-name="P1">May 4 2017</text:p>
      <text:p text:style-name="P2">Direktor Henrik Höhrmann</text:p>
      <text:p text:style-name="P2">Legoland Aps</text:p>
      <text:p text:style-name="P2">Nordmarksvej</text:p>
      <text:p text:style-name="P2">7190 Billund</text:p>
      <text:p text:style-name="P2">Denmark</text:p>
      <text:p text:style-name="P2"/>
      <text:p text:style-name="P2">Dear Mr. Höhrmann</text:p>
      <text:p text:style-name="P2"/>
      <text:p text:style-name="P2">I am writing in response to your advertisement as a <text:span text:style-name="T1">summer</text:span> worker at <text:span text:style-name="T1">Lego-land.</text:span> I hope you will read my application and consider me in the position. </text:p>
      <text:p text:style-name="P3">Lego-land has always been my favorite theme park, of all time. </text:p>
      <text:p text:style-name="P2"/>
      <text:p text:style-name="P2"/>
      <text:p text:style-name="P2"/>
      <text:p text:style-name="P3">Yours Sincerely</text:p>
      <text:p text:style-name="P3"/>
      <text:p text:style-name="P3">Kasper Læssø Sørens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26:52.087952142</meta:creation-date>
    <dc:date>2017-05-04T10:46:11.657166952</dc:date>
    <meta:editing-duration>PT19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6" meta:character-count="402" meta:non-whitespace-character-count="349"/>
  </office:meta>
</office:document-meta>
</file>